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ocs.python.org/3/library/crypt.html" text:style-name="Internet_20_link" text:visited-style-name="Visited_20_Internet_20_Link">https://docs.python.org/3/library/crypt.html</text:a></text:p>
      <text:p text:style-name="Standard"/>
      <text:p text:style-name="P1">Create an encrypted string using the traditional method with a 2 character salt and 13 characters of hash (weakest methode) :</text:p>
      <text:p text:style-name="P1"/>
      <text:p text:style-name="P2">encrypted = crypt.crypt(word, "HX")</text:p>
      <text:p text:style-name="P1"/>
      <text:p text:style-name="P1">Output (2 characters salt, 13 characters hash) :</text:p>
      <text:p text:style-name="P2">Hxfres.ds45retg</text:p>
      <text:p text:style-name="P2"/>
      <text:p text:style-name="P3">Remarque : la salt value sera toujours au début.</text:p>
      <text:p text:style-name="P3"/>
      <text:p text:style-name="P3"/>
      <text:p text:style-name="P3">Create an encrypted string using another method :</text:p>
      <text:p text:style-name="P3"/>
      <text:p text:style-name="P2">encrypted = crypt.crypt(word, crypt.METHOD_SHA256)</text:p>
      <text:p text:style-name="P3"/>
      <text:p text:style-name="P3">Output (16 characters salt, 43 characters hash) :</text:p>
      <text:p text:style-name="P2">$5$eg2gwUWx7I27YZtj$knwFw49uCnBoRQIGP/3DxxrVtoRTWkZrxWSWGqTkJhA</text:p>
      <text:p text:style-name="P2"/>
      <text:p text:style-name="P3"/>
      <text:p text:style-name="P3">Remarquer que le hash est toujours au déb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4S</meta:editing-duration>
    <meta:editing-cycles>3</meta:editing-cycles>
    <meta:generator>OpenOffice/4.1.5$Win32 OpenOffice.org_project/415m1$Build-9789</meta:generator>
    <dc:date>2020-03-26T20:09:28.43</dc:date>
    <meta:document-statistic meta:table-count="0" meta:image-count="0" meta:object-count="0" meta:page-count="1" meta:paragraph-count="11" meta:word-count="73" meta:character-count="570"/>
    <meta:user-defined meta:name="Info 1"/>
    <meta:user-defined meta:name="Info 2"/>
    <meta:user-defined meta:name="Info 3"/>
    <meta:user-defined meta:name="Info 4"/>
  </office:meta>
</office:document-meta>
</file>